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3">
      <style:text-properties officeooo:paragraph-rsid="000a1765"/>
    </style:style>
    <style:style style:name="P4" style:family="paragraph" style:parent-style-name="Standard" style:list-style-name="L6"/>
    <style:style style:name="P5" style:family="paragraph" style:parent-style-name="Standard" style:list-style-name="L6">
      <style:text-properties officeooo:paragraph-rsid="000b423e"/>
    </style:style>
    <style:style style:name="P6" style:family="paragraph" style:parent-style-name="Standard" style:list-style-name="L1">
      <style:text-properties officeooo:rsid="000a1765" officeooo:paragraph-rsid="000a1765"/>
    </style:style>
    <style:style style:name="P7" style:family="paragraph" style:parent-style-name="Standard">
      <style:text-properties officeooo:paragraph-rsid="000a1765"/>
    </style:style>
    <style:style style:name="P8" style:family="paragraph" style:parent-style-name="Standard">
      <style:text-properties officeooo:paragraph-rsid="000b423e"/>
    </style:style>
    <style:style style:name="P9" style:family="paragraph" style:parent-style-name="Standard" style:list-style-name="L3">
      <style:text-properties officeooo:rsid="000b423e" officeooo:paragraph-rsid="000b423e"/>
    </style:style>
    <style:style style:name="P10" style:family="paragraph" style:parent-style-name="Standard" style:list-style-name="L7">
      <style:text-properties officeooo:rsid="000c6067" officeooo:paragraph-rsid="000c6067"/>
    </style:style>
    <style:style style:name="P11" style:family="paragraph" style:parent-style-name="Standard">
      <style:text-properties officeooo:rsid="000c6067" officeooo:paragraph-rsid="000c6067"/>
    </style:style>
    <style:style style:name="P12" style:family="paragraph" style:parent-style-name="Standard">
      <style:paragraph-properties fo:break-before="page"/>
    </style:style>
    <style:style style:name="T1" style:family="text">
      <style:text-properties officeooo:rsid="000a1765"/>
    </style:style>
    <style:style style:name="T2" style:family="text">
      <style:text-properties officeooo:rsid="000b423e"/>
    </style:style>
    <style:style style:name="T3" style:family="text">
      <style:text-properties officeooo:rsid="000c6067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i" text:start-value="50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 du cas : Transmettre une vidéo en live</text:p>
      <text:p text:style-name="Standard">But : émettre un flux vidéo en live via l'application</text:p>
      <text:p text:style-name="Standard">Acteur principal : Chargé de séance </text:p>
      <text:p text:style-name="Standard">Acteurs secondaires : Participants à la séance</text:p>
      <text:p text:style-name="Standard"/>
      <text:p text:style-name="Standard">Déclenchement : Le cas commence lorsque le chargé de séance décide de démarrer un live</text:p>
      <text:p text:style-name="Standard">Pré-condition : Le chargé de séance est connecté à sa session, et dirige une séance à cette heure précise</text:p>
      <text:p text:style-name="Standard"/>
      <text:p text:style-name="Standard">Scénario nominal :</text:p>
      <text:list xml:id="list4875539809831800403" text:style-name="L1">
        <text:list-item>
          <text:list>
            <text:list-item>
              <text:list>
                <text:list-item>
                  <text:p text:style-name="P2">Le chargé de séance connecte via le wifi les caméras destiné à la capture vidéo</text:p>
                </text:list-item>
                <text:list-item>
                  <text:p text:style-name="P2">Le système affiche la liste des caméras connectée et affiche leur point de vue</text:p>
                </text:list-item>
                <text:list-item>
                  <text:p text:style-name="P2">Le système réclame la configuration du cool down du chat et l'activation de enregistrement pour la redifusion</text:p>
                </text:list-item>
                <text:list-item>
                  <text:p text:style-name="P2">Le chargé de séance entre la valeur du cool down et active l'enregistrement</text:p>
                </text:list-item>
                <text:list-item>
                  <text:p text:style-name="P2">Le système un live en le classant par rapport au chargé de séance, participants à la séance ainsi que la date et l'horaire de la séance</text:p>
                </text:list-item>
                <text:list-item>
                  <text:p text:style-name="P2">Le système transmet alors à tout les spectateur les flux vidéos, lance un chat avec le cool down configuré et garde en mémoire les flux vidéos transmit</text:p>
                </text:list-item>
                <text:list-item>
                  <text:p text:style-name="P2">Le système affiche le chat à tout les participants à la séance et le rafraîchit à chaque nouveaux posts</text:p>
                </text:list-item>
                <text:list-item>
                  <text:p text:style-name="P2">Le chargé de séance arrête le live</text:p>
                </text:list-item>
                <text:list-item>
                  <text:p text:style-name="P2">Le système stoppe la capture d'image, la transmission et le chat, convertit l'enregistrement en vidéo et la propose en rediffusion.</text:p>
                </text:list-item>
                <text:list-item>
                  <text:p text:style-name="P6">Fin du cas d'utilisation.</text:p>
                </text:list-item>
              </text:list>
            </text:list-item>
          </text:list>
        </text:list-item>
      </text:list>
      <text:p text:style-name="Standard"/>
      <text:p text:style-name="Standard">Post-condition : la séance a été filmé, et le flux vidéo a été transmit en direct via l'application</text:p>
      <text:p text:style-name="Standard"/>
      <text:p text:style-name="Standard">Scénario alternatif :</text:p>
      <text:p text:style-name="Standard"><text:tab/>4.a) Le chargé de séance n'active pas l'enregistrement</text:p>
      <text:p text:style-name="Standard"><text:tab/><text:tab/><text:span text:style-name="T1">4</text:span>.a,<text:span text:style-name="T1">1</text:span>) Le système <text:span text:style-name="T1">prévient l'utilisateur qu'il n'a pas activé l'enregistrement</text:span></text:p>
      <text:p text:style-name="Standard"><text:tab/><text:tab/><text:span text:style-name="T1">4</text:span>.a.<text:span text:style-name="T1">2</text:span>) <text:span text:style-name="T1">Fin du cas d'utilisation</text:span></text:p>
      <text:p text:style-name="Standard"/>
      <text:p text:style-name="Standard"><text:tab/>7.<text:span text:style-name="T1">a</text:span>) Le nombre de spectateur utilisant le chat est trop grand pour pouvoir lire le chat de manière fluïde</text:p>
      <text:p text:style-name="Standard"><text:tab/><text:tab/>7.<text:span text:style-name="T1">a</text:span>.1) Le chargé de séance augmente le cool-down</text:p>
      <text:p text:style-name="Standard"><text:tab/><text:tab/>7.<text:span text:style-name="T1">a</text:span>.2) Le système diminue la fréquence maximale d’envoi de message dans le chat et le rends plus fluide</text:p>
      <text:p text:style-name="P7"><text:tab/><text:tab/>7.<text:span text:style-name="T1">a</text:span>.<text:span text:style-name="T1">3</text:span>) <text:span text:style-name="T1">Fin du cas d'utilisation</text:span></text:p>
      <text:p text:style-name="Standard"/>
      <text:p text:style-name="Standard"><text:tab/>7.<text:span text:style-name="T1">b</text:span>) Le nombre de spectateur utilisant le chat est trop petit pour pouvoir lire le chat de manière fluide</text:p>
      <text:p text:style-name="Standard"><text:tab/><text:tab/>7.<text:span text:style-name="T1">b</text:span>.1) Le chargé de séance diminue le cool-down</text:p>
      <text:p text:style-name="Standard"><text:tab/><text:tab/>7.<text:span text:style-name="T1">b</text:span>.2) Le système diminue la fréquence maximale d’envoi de message dans le chat et le rends plus fluïde</text:p>
      <text:p text:style-name="P7"><text:tab/><text:tab/><text:span text:style-name="T1">7.b.3) <text:s/>Fin du cas d'utilisation</text:span></text:p>
      <text:p text:style-name="Standard"><text:tab/></text:p>
      <text:p text:style-name="Standard"><text:span text:style-name="T1"><text:tab/>8.a) </text:span>Le chargé de séance oublie d’arrêter le live, et la séance se termine</text:p>
      <text:p text:style-name="Standard"><text:tab/><text:tab/>8.<text:span text:style-name="T1">a</text:span>.1) Le système stoppe la capture d'image, la transmission et le chat, convertit l'enregistrement en vidéo et la propose en rediffusion, sans la demande du chargé de séance.</text:p>
      <text:p text:style-name="P7"><text:tab/><text:tab/><text:span text:style-name="T1">8.a.2) <text:s/>Fin du cas d'utilisation</text:span></text:p>
      <text:p text:style-name="P1">Nom du cas : <text:span text:style-name="T2">Planifier une</text:span> séance</text:p>
      <text:p text:style-name="Standard">But : <text:span text:style-name="T2">Un chargé de séance p</text:span>lanifie une séance</text:p>
      <text:p text:style-name="Standard">Acteur principal : Chargé de séance </text:p>
      <text:p text:style-name="Standard"/>
      <text:p text:style-name="Standard">Déclenchement : Le cas commence lorsque le chargé de séance accède au planning</text:p>
      <text:p text:style-name="Standard">Pré-condition : Le chargé de séance est connecté à sa session</text:p>
      <text:p text:style-name="Standard"/>
      <text:p text:style-name="Standard">Scénario nominal :</text:p>
      <text:list xml:id="list4214927101691585751" text:style-name="L3">
        <text:list-item>
          <text:list>
            <text:list-item>
              <text:list>
                <text:list-item>
                  <text:p text:style-name="P3">Le système affiche le plannin<text:span text:style-name="T1">g</text:span></text:p>
                </text:list-item>
                <text:list-item>
                  <text:p text:style-name="P3">Le chargé de séance sélectionne un <text:span text:style-name="T2">jour et un </text:span>horaire pour la séance</text:p>
                </text:list-item>
                <text:list-item>
                  <text:p text:style-name="P9">Le système affiche les champs à remplir (chargés de séance)</text:p>
                </text:list-item>
                <text:list-item>
                  <text:p text:style-name="P9">Le chargé de séance remplit les champs du formulaire et valide</text:p>
                </text:list-item>
                <text:list-item>
                  <text:p text:style-name="P9">Le système vérifie la disponibilité des horaires et des chargés de séance</text:p>
                </text:list-item>
                <text:list-item>
                  <text:p text:style-name="P9">Le système demande confirmation</text:p>
                </text:list-item>
                <text:list-item>
                  <text:p text:style-name="P9"><text:span text:style-name="T3">Le chargé de séance </text:span>confirme</text:p>
                </text:list-item>
                <text:list-item>
                  <text:p text:style-name="P3">Le système créer une nouvelle séance aux horaires indiqués</text:p>
                </text:list-item>
                <text:list-item>
                  <text:p text:style-name="P3">Le chargé de séance ferme le planning</text:p>
                </text:list-item>
                <text:list-item>
                  <text:p text:style-name="P3"><text:span text:style-name="T1">Fin du cas d'utilisation</text:span></text:p>
                </text:list-item>
              </text:list>
            </text:list-item>
          </text:list>
        </text:list-item>
      </text:list>
      <text:p text:style-name="Standard"/>
      <text:p text:style-name="Standard">Post-condition : Le chargé de séance <text:span text:style-name="T2">a</text:span> <text:span text:style-name="T2">planifié</text:span> <text:span text:style-name="T2">une séance</text:span></text:p>
      <text:p text:style-name="Standard"/>
      <text:p text:style-name="Standard">Scénario alternatif :</text:p>
      <text:list xml:id="list1462187532519558803" text:style-name="L7">
        <text:list-header>
          <text:p text:style-name="P10">5.a) Les horaires ou chargés de séance ne sont pas disponibles</text:p>
          <text:list>
            <text:list-item>
              <text:list>
                <text:list-header>
                  <text:p text:style-name="P10">5.a.1) Le système prévient l'utilisateur </text:p>
                </text:list-header>
              </text:list>
            </text:list-item>
          </text:list>
        </text:list-header>
      </text:list>
      <text:p text:style-name="P11"><text:tab/><text:tab/>5.a.2) Retour en 1</text:p>
      <text:p text:style-name="P11"><text:tab/>7.a) Le chargé de séance ne confirme pas la planification de la séance</text:p>
      <text:p text:style-name="P11"><text:tab/><text:tab/>7.a.1) <text:s/>Le chargé de séance clique sur le bouton « Annuler »</text:p>
      <text:p text:style-name="P11"><text:tab/><text:tab/>7.a.2) Retour en 1</text:p>
      <text:p text:style-name="P11"><text:tab/></text:p>
      <text:p text:style-name="P1">Nom du cas : Consulter la boite à idées</text:p>
      <text:p text:style-name="Standard">But : Voir la totalité des idées</text:p>
      <text:p text:style-name="Standard">Acteur principal : Utilisateur de l'application</text:p>
      <text:p text:style-name="Standard"/>
      <text:p text:style-name="Standard">Déclenchement : Utilisateur demande à consulter la boite à idées</text:p>
      <text:p text:style-name="Standard"/>
      <text:p text:style-name="Standard">Scénario nominal :</text:p>
      <text:list xml:id="list2417882390495286970" text:style-name="L6">
        <text:list-item>
          <text:list>
            <text:list-item>
              <text:list>
                <text:list-item>
                  <text:p text:style-name="P4">Le système crée la liste des idées</text:p>
                </text:list-item>
                <text:list-item>
                  <text:p text:style-name="P4">Le système affiche la liste des idées avec leur appréciation, en encadrant en vert celles qui sont validées et en rouges, celles qui sont refusées.</text:p>
                </text:list-item>
                <text:list-item>
                  <text:p text:style-name="P5"><text:span text:style-name="T1">Fin du cas d'utilisation</text:span></text:p>
                </text:list-item>
              </text:list>
            </text:list-item>
          </text:list>
        </text:list-item>
      </text:list>
      <text:p text:style-name="Standard"/>
      <text:p text:style-name="Standard">Post-condition : l'utilisateur a consulter la boite à idées</text:p>
      <text:p text:style-name="Standard"/>
      <text:p text:style-name="Standard">scénario alternatif :</text:p>
      <text:p text:style-name="Standard"><text:tab/>1.a) La liste est vide</text:p>
      <text:p text:style-name="Standard"><text:tab/><text:tab/>1.a.1) Le système indique qu'il n'y a pas ou plus d'idées.</text:p>
      <text:p text:style-name="P8"><text:tab/><text:tab/><text:span text:style-name="T2">1.a.2) Fin du cas d'utilis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05:44:07.61</meta:creation-date>
    <dc:date>2015-11-06T09:51:49.141527779</dc:date>
    <meta:editing-duration>PT1H23M9S</meta:editing-duration>
    <meta:editing-cycles>7</meta:editing-cycles>
    <meta:generator>LibreOffice/4.3.3.2$Linux_X86_64 LibreOffice_project/430m0$Build-2</meta:generator>
    <dc:creator>Cojez Arnaud</dc:creator>
    <meta:document-statistic meta:table-count="0" meta:image-count="0" meta:object-count="0" meta:page-count="3" meta:paragraph-count="72" meta:word-count="740" meta:character-count="4215" meta:non-whitespace-character-count="3524"/>
  </office:meta>
</office:document-meta>
</file>